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537.56pt"/>
    </style:style>
    <style:style style:name="co4" style:family="table-column">
      <style:table-column-properties fo:break-before="auto" style:column-width="130.05pt"/>
    </style:style>
    <style:style style:name="co5" style:family="table-column">
      <style:table-column-properties fo:break-before="auto" style:column-width="109.3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572.85pt"/>
    </style:style>
    <style:style style:name="co8" style:family="table-column">
      <style:table-column-properties fo:break-before="auto" style:column-width="459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2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wrap-option="wrap"/>
    </style:style>
    <style:style style:name="ce1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number-columns-repeated="2" table:default-cell-style-name="Default"/>
        <table:table-column table:style-name="co7" table:default-cell-style-name="ce5"/>
        <table:table-column table:style-name="co8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Bill Of Materials for Build Your Own CNC, compiled and calculated from the book by the same name. Compiled by Brad Needham, @bneedhamia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NOTE: you are responsible for your own safety and expenses.This list is my best effort; I make no warranty of correctness of the list or safety of the changes I suggest.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If not used properly, the electricity used in the project can kill you; the moving parts can severely injure or kill you</text:p>
          </table:table-cell>
          <table:table-cell table:style-name="ce1"/>
          <table:table-cell table:style-name="ce3"/>
          <table:table-cell table:style-name="ce1"/>
          <table:table-cell table:style-name="ce6"/>
          <table:table-cell table:style-name="ce1" table:number-columns-repeated="2"/>
          <table:table-cell table:style-name="ce3" table:number-columns-repeated="2"/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age #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pplier</text:p>
          </table:table-cell>
          <table:table-cell table:style-name="ce8" office:value-type="string" calcext:value-type="string">
            <text:p>Part Number</text:p>
          </table:table-cell>
          <table:table-cell table:style-name="ce3" office:value-type="string" calcext:value-type="string">
            <text:p>Cost each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ok, "Build your Own CNC Machine", by Patrick Hood-Daniel and James Floyd Kelly</text:p>
          </table:table-cell>
          <table:table-cell table:style-name="ce4" office:value-type="string" calcext:value-type="string">
            <text:p>Amazon</text:p>
          </table:table-cell>
          <table:table-cell table:style-name="ce9" office:value-type="string" calcext:value-type="string">
            <text:p>1430224894</text:p>
          </table:table-cell>
          <table:table-cell table:style-name="ce12" office:value-type="currency" office:currency="USD" office:value="21.29" calcext:value-type="currency">
            <text:p>$21.29</text:p>
          </table:table-cell>
          <table:table-cell table:style-name="ce12" table:formula="of:=[.B6]*[.F6]" office:value-type="currency" office:currency="USD" office:value="21.29" calcext:value-type="currency">
            <text:p>$21.29</text:p>
          </table:table-cell>
          <table:table-cell table:style-name="ce4" office:value-type="string" calcext:value-type="string">
            <text:p><text:a xlink:href="http://www.amazon.com/Build-Your-Machine-Technology-Action/dp/1430224894" xlink:type="simple">http://www.amazon.com/Build-Your-Machine-Technology-Action/dp/1430224894</text:a></text:p>
          </table:table-cell>
          <table:table-cell table:style-name="ce4" office:value-type="string" calcext:value-type="string">
            <text:p>Buy the paperback, so you can write corrections and notes on the pages</text:p>
          </table:table-cell>
          <table:table-cell table:style-name="ce4"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' x 4' sheets 3/4" MDF</text:p>
          </table:table-cell>
          <table:table-cell office:value-type="string" calcext:value-type="string">
            <text:p>Woodcraft</text:p>
          </table:table-cell>
          <table:table-cell table:style-name="Default" office:value-type="float" office:value="159760" calcext:value-type="float">
            <text:p>159760</text:p>
          </table:table-cell>
          <table:table-cell table:style-name="ce13" office:value-type="currency" office:currency="USD" office:value="20.5" calcext:value-type="currency">
            <text:p>$20.50</text:p>
          </table:table-cell>
          <table:table-cell table:style-name="ce12" table:formula="of:=[.B7]*[.F7]" office:value-type="currency" office:currency="USD" office:value="82" calcext:value-type="currency">
            <text:p>$82.00</text:p>
          </table:table-cell>
          <table:table-cell table:style-name="Default" office:value-type="string" calcext:value-type="string">
            <text:p><text:a xlink:href="http://www.woodcraft.com/product/159760/mediumdensity-fibreboard-mdf-34-x-24-x-48.aspx" xlink:type="simple">http://www.woodcraft.com/product/159760/mediumdensity-fibreboard-mdf-34-x-24-x-48.aspx</text:a></text:p>
          </table:table-cell>
          <table:table-cell table:style-name="Default" office:value-type="string" calcext:value-type="string">
            <text:p>The local Parr lumber sold me a 4'x8' sheet of 3/4" MDF, cut in 4 pieces, for $46.19</text:p>
          </table:table-cell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style-name="Default" office:value-type="string" calcext:value-type="string">
            <text:p>1/8" thick right angle aluminum, 3/4"1and 1" outside measure (details below)</text:p>
          </table:table-cell>
          <table:table-cell/>
          <table:table-cell table:style-name="Default"/>
          <table:table-cell/>
          <table:table-cell table:style-name="ce12" table:formula="of:=[.B8]*[.F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ap 1/16" x 1" or so x 4" or so metal bar (template for holes for rail assemblies)</text:p>
          </table:table-cell>
          <table:table-cell/>
          <table:table-cell table:style-name="Default"/>
          <table:table-cell/>
          <table:table-cell table:style-name="ce12" table:formula="of:=[.B9]*[.F9]" office:value-type="currency" office:currency="USD" office:value="0" calcext:value-type="currency">
            <text:p>$0.00</text:p>
          </table:table-cell>
          <table:table-cell table:style-name="Default"/>
          <table:table-cell table:style-name="Default" office:value-type="string" calcext:value-type="string">
            <text:p>I bought a piece of 1"x24", thin aluminum strip. <text:s/>Beware: it bends easily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5, 7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1" outside measure, 48" right angle aluminum rail for X axis rails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7</text:p>
          </table:table-cell>
          <table:table-cell table:style-name="ce13" office:value-type="currency" office:currency="USD" office:value="13" calcext:value-type="currency">
            <text:p>$13.00</text:p>
          </table:table-cell>
          <table:table-cell table:style-name="ce12" table:formula="of:=[.B10]*[.F10]" office:value-type="currency" office:currency="USD" office:value="26" calcext:value-type="currency">
            <text:p>$26.00</text:p>
          </table:table-cell>
          <table:table-cell table:style-name="Default" office:value-type="string" calcext:value-type="string">
            <text:p><text:a xlink:href="http://www.mcmaster.com/#88805k77/=zstlr1" xlink:type="simple">http://www.mcmaster.com/#88805k77/=zstlr1</text:a></text:p>
          </table:table-cell>
          <table:table-cell table:style-name="Default" office:value-type="string" calcext:value-type="string">
            <text:p>Highly Corrosion-Resistant 6063 Aluminum 90 Degree Angle, 1/8" Thick, 1" x 1" Le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XXXX Consider one of Keling's 3-axis kits instead of buying the separate components below</text:p>
          </table:table-cell>
          <table:table-cell/>
          <table:table-cell table:style-name="Default"/>
          <table:table-cell table:style-name="ce13"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23H286-20-8B stepper motor, wired in "parallel", NEMA23, 1/4" shaft, 4.17V, 2.8A, 1.5ohm, 200 steps/rev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23h286-20-8b</text:p>
          </table:table-cell>
          <table:table-cell table:style-name="ce13" office:value-type="currency" office:currency="USD" office:value="31.95" calcext:value-type="currency">
            <text:p>$31.95</text:p>
          </table:table-cell>
          <table:table-cell table:style-name="ce12" table:formula="of:=[.B12]*[.F12]" office:value-type="currency" office:currency="USD" office:value="95.85" calcext:value-type="currency">
            <text:p>$95.85</text:p>
          </table:table-cell>
          <table:table-cell table:style-name="Default" office:value-type="string" calcext:value-type="string">
            <text:p><text:a xlink:href="http://www.automationtechnologiesinc.com/products-page/stepper-motors/kl23h286-20-8b" xlink:type="simple">http://www.automationtechnologiesinc.com/products-page/stepper-motors/kl23h286-20-8b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Keling KL-4030 Motor Driver, 40VDC, 3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KL-4030</text:p>
          </table:table-cell>
          <table:table-cell table:style-name="ce13" office:value-type="currency" office:currency="USD" office:value="43.65" calcext:value-type="currency">
            <text:p>$43.65</text:p>
          </table:table-cell>
          <table:table-cell table:style-name="ce12" table:formula="of:=[.B13]*[.F13]" office:value-type="currency" office:currency="USD" office:value="130.95" calcext:value-type="currency">
            <text:p>$130.95</text:p>
          </table:table-cell>
          <table:table-cell table:style-name="Default" office:value-type="string" calcext:value-type="string">
            <text:p><text:a xlink:href="http://www.automationtechnologiesinc.com/products-page/featured-cnc-products/kl-4030-24-40vdc-3-0a-microstepping-driver" xlink:type="simple">http://www.automationtechnologiesinc.com/products-page/featured-cnc-products/kl-4030-24-40vdc-3-0a-microstepping-driver</text:a>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C10 Breakout board XXXX see if you can find a non-parallel port version)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C10</text:p>
          </table:table-cell>
          <table:table-cell table:style-name="ce13" office:value-type="currency" office:currency="USD" office:value="28.04" calcext:value-type="currency">
            <text:p>$28.04</text:p>
          </table:table-cell>
          <table:table-cell table:style-name="ce12" table:formula="of:=[.B14]*[.F14]" office:value-type="currency" office:currency="USD" office:value="28.04" calcext:value-type="currency">
            <text:p>$28.04</text:p>
          </table:table-cell>
          <table:table-cell table:style-name="Default" office:value-type="string" calcext:value-type="string">
            <text:p><text:a xlink:href="http://www.automationtechnologiesinc.com/products-page/breakout-boards/c10-bidirectional-breakout" xlink:type="simple">http://www.automationtechnologiesinc.com/products-page/breakout-boards/c10-bidirectional-breakout</text:a>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Default" office:value-type="string" calcext:value-type="string">
            <text:p>XXXX some parallel PC interface</text:p>
          </table:table-cell>
          <table:table-cell/>
          <table:table-cell table:style-name="Default"/>
          <table:table-cell table:style-name="ce13"/>
          <table:table-cell table:style-name="ce12" table:formula="of:=[.B15]*[.F1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Keling KL-350-36 power supply, 36V, 8.8A</text:p>
          </table:table-cell>
          <table:table-cell office:value-type="string" calcext:value-type="string">
            <text:p>Keling (Automation Tech)</text:p>
          </table:table-cell>
          <table:table-cell table:style-name="Default" office:value-type="string" calcext:value-type="string">
            <text:p><text:s/>KL-350-36</text:p>
          </table:table-cell>
          <table:table-cell table:style-name="ce13" office:value-type="currency" office:currency="USD" office:value="49.95" calcext:value-type="currency">
            <text:p>$49.95</text:p>
          </table:table-cell>
          <table:table-cell table:style-name="ce12" table:formula="of:=[.B16]*[.F16]" office:value-type="currency" office:currency="USD" office:value="49.95" calcext:value-type="currency">
            <text:p>$49.95</text:p>
          </table:table-cell>
          <table:table-cell table:style-name="Default" office:value-type="string" calcext:value-type="string">
            <text:p><text:a xlink:href="http://www.automationtechnologiesinc.com/products-page/switching-power-supply/kl-600-48-48v12-5a-duplicate" xlink:type="simple">http://www.automationtechnologiesinc.com/products-page/switching-power-supply/kl-600-48-48v12-5a-duplicate</text:a>  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black 16-gauge stranded wire (book says 18 gauge, but that's not rated for 2.8A continuously)</text:p>
          </table:table-cell>
          <table:table-cell/>
          <table:table-cell table:style-name="Default"/>
          <table:table-cell table:style-name="ce13"/>
          <table:table-cell table:style-name="ce12" table:formula="of:=[.B17]*[.F1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feet of red 16-gauge stranded wire</text:p>
          </table:table-cell>
          <table:table-cell/>
          <table:table-cell table:style-name="Default"/>
          <table:table-cell table:style-name="ce13"/>
          <table:table-cell table:style-name="ce12" table:formula="of:=[.B18]*[.F1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green 16-gauge stranded wire</text:p>
          </table:table-cell>
          <table:table-cell/>
          <table:table-cell table:style-name="Default"/>
          <table:table-cell table:style-name="ce13"/>
          <table:table-cell table:style-name="ce12" table:formula="of:=[.B19]*[.F1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feet of white 16-gauge stranded wire</text:p>
          </table:table-cell>
          <table:table-cell/>
          <table:table-cell table:style-name="Default"/>
          <table:table-cell table:style-name="ce13"/>
          <table:table-cell table:style-name="ce12" table:formula="of:=[.B20]*[.F2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 prong power cord, rated for at least 9 Amps</text:p>
          </table:table-cell>
          <table:table-cell/>
          <table:table-cell table:style-name="Default"/>
          <table:table-cell table:style-name="ce13"/>
          <table:table-cell table:style-name="ce12" table:formula="of:=[.B21]*[.F2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V power supply for breakout board</text:p>
          </table:table-cell>
          <table:table-cell/>
          <table:table-cell table:style-name="Default"/>
          <table:table-cell table:style-name="ce13"/>
          <table:table-cell table:style-name="ce12" table:formula="of:=[.B22]*[.F2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crew terminal, for distributing 5V power to breakout board (XXXX and something else)</text:p>
          </table:table-cell>
          <table:table-cell/>
          <table:table-cell table:style-name="Default"/>
          <table:table-cell table:style-name="ce13"/>
          <table:table-cell table:style-name="ce12" table:formula="of:=[.B23]*[.F2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of 1/4" tapered head 1 and 1/2" bolt (book page 82 says 1/4"-20 x 1") flat head. The book's 1" is way too short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500A546</text:p>
          </table:table-cell>
          <table:table-cell table:style-name="ce13" office:value-type="currency" office:currency="USD" office:value="5.85" calcext:value-type="currency">
            <text:p>$5.85</text:p>
          </table:table-cell>
          <table:table-cell table:style-name="ce12" table:formula="of:=[.B24]*[.F24]" office:value-type="currency" office:currency="USD" office:value="5.85" calcext:value-type="currency">
            <text:p>$5.85</text:p>
          </table:table-cell>
          <table:table-cell table:style-name="Default" office:value-type="string" calcext:value-type="string">
            <text:p><text:a xlink:href="http://www.mcmaster.com/#91500a546" xlink:type="simple">http://www.mcmaster.com/#91500a546</text:a></text:p>
          </table:table-cell>
          <table:table-cell table:style-name="Default" office:value-type="string" calcext:value-type="string">
            <text:p>Type 316 Stainless Steel Flat Head Phillips Machine Screw 1/4"-20 Thread, 1-1/2" Length</text:p>
          </table:table-cell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of 1/4" – 20 nuts to match bolts, above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29</text:p>
          </table:table-cell>
          <table:table-cell table:style-name="ce13" office:value-type="currency" office:currency="USD" office:value="2.68" calcext:value-type="currency">
            <text:p>$2.68</text:p>
          </table:table-cell>
          <table:table-cell table:style-name="ce12" table:formula="of:=[.B25]*[.F25]" office:value-type="currency" office:currency="USD" office:value="2.68" calcext:value-type="currency">
            <text:p>$2.68</text:p>
          </table:table-cell>
          <table:table-cell table:style-name="Default" office:value-type="string" calcext:value-type="string">
            <text:p><text:a xlink:href="http://www.mcmaster.com/#90473a029" xlink:type="simple">http://www.mcmaster.com/#90473a029</text:a></text:p>
          </table:table-cell>
          <table:table-cell table:style-name="Default" office:value-type="string" calcext:value-type="string">
            <text:p>Low-Strength Steel Hex Nut Zinc Plated, 1/4"-20 Thread Size, 7/16" Wide, 7/32" High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(2 packs of 10) 16 of 1/4"-20 pan head bolts</text:p>
          </table:table-cell>
          <table:table-cell office:value-type="string" calcext:value-type="string">
            <text:p>McMaster-Carr (10 pack)</text:p>
          </table:table-cell>
          <table:table-cell table:style-name="Default" office:value-type="string" calcext:value-type="string">
            <text:p>91735A548</text:p>
          </table:table-cell>
          <table:table-cell table:style-name="ce13" office:value-type="currency" office:currency="USD" office:value="7.24" calcext:value-type="currency">
            <text:p>$7.24</text:p>
          </table:table-cell>
          <table:table-cell table:style-name="ce12" table:formula="of:=[.B26]*[.F26]" office:value-type="currency" office:currency="USD" office:value="14.48" calcext:value-type="currency">
            <text:p>$14.48</text:p>
          </table:table-cell>
          <table:table-cell table:style-name="Default"/>
          <table:table-cell table:style-name="Default" office:value-type="string" calcext:value-type="string">
            <text:p>Type 316 Stainless Steel Pan Head Phillips Machine Screw, 1/4"-20 Thread, 2" Length, packs of 10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(1 pack of 25) 16 Cross dowels to match bolts above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0835A210</text:p>
          </table:table-cell>
          <table:table-cell table:style-name="ce13" office:value-type="currency" office:currency="USD" office:value="6.99" calcext:value-type="currency">
            <text:p>$6.99</text:p>
          </table:table-cell>
          <table:table-cell table:style-name="ce12" table:formula="of:=[.B27]*[.F27]" office:value-type="currency" office:currency="USD" office:value="6.99" calcext:value-type="currency">
            <text:p>$6.99</text:p>
          </table:table-cell>
          <table:table-cell table:style-name="Default" office:value-type="string" calcext:value-type="string">
            <text:p><text:a xlink:href="http://www.mcmaster.com/#90835a210/=zsv0jp" xlink:type="simple">http://www.mcmaster.com/#90835a210/=zsv0jp</text:a></text:p>
          </table:table-cell>
          <table:table-cell table:style-name="Default" office:value-type="string" calcext:value-type="string">
            <text:p>Dowel Nut for Furniture, 16MM LG, 1/4"-20 Thread, packs of 25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/2" diam 13 tpi threaded rod (not Acme) <text:s/>(1/2"-13), either 8' or 6' + 3' for lead screws (see below)</text:p>
          </table:table-cell>
          <table:table-cell/>
          <table:table-cell table:style-name="Default"/>
          <table:table-cell/>
          <table:table-cell table:style-name="ce12" table:formula="of:=[.B28]*[.F2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foot threaded rod, 1/2" – 13, 6 foot length</text:p>
          </table:table-cell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8914A033</text:p>
          </table:table-cell>
          <table:table-cell table:style-name="ce13" office:value-type="currency" office:currency="USD" office:value="9.05" calcext:value-type="currency">
            <text:p>$9.05</text:p>
          </table:table-cell>
          <table:table-cell table:style-name="ce12" table:formula="of:=[.B29]*[.F29]" office:value-type="currency" office:currency="USD" office:value="9.05" calcext:value-type="currency">
            <text:p>$9.05</text:p>
          </table:table-cell>
          <table:table-cell table:style-name="Default" office:value-type="string" calcext:value-type="string">
            <text:p><text:a xlink:href="http://www.mcmaster.com/#98914a033" xlink:type="simple">http://www.mcmaster.com/#98914a033</text:a></text:p>
          </table:table-cell>
          <table:table-cell table:style-name="Default" office:value-type="string" calcext:value-type="string">
            <text:p>Low-Strength Steel Threaded Rod Zinc Plated, 1/2"-13 Thread, 6 Feet Long, Fully Threaded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 foot threaded rod, 1/2" – 13, 3 foot length</text:p>
          </table:table-cell>
          <table:table-cell office:value-type="string" calcext:value-type="string">
            <text:p>McMaster-Carr</text:p>
          </table:table-cell>
          <table:table-cell table:style-name="Default" office:value-type="string" calcext:value-type="string">
            <text:p>98841A033</text:p>
          </table:table-cell>
          <table:table-cell table:style-name="ce13" office:value-type="currency" office:currency="USD" office:value="4.85" calcext:value-type="currency">
            <text:p>$4.85</text:p>
          </table:table-cell>
          <table:table-cell table:style-name="ce12" table:formula="of:=[.B30]*[.F30]" office:value-type="currency" office:currency="USD" office:value="4.85" calcext:value-type="currency">
            <text:p>$4.85</text:p>
          </table:table-cell>
          <table:table-cell table:style-name="Default" office:value-type="string" calcext:value-type="string">
            <text:p><text:a xlink:href="http://www.mcmaster.com/#98841a033" xlink:type="simple">http://www.mcmaster.com/#98841a033</text:a></text:p>
          </table:table-cell>
          <table:table-cell table:style-name="Default" office:value-type="string" calcext:value-type="string">
            <text:p>Low-Strength Steel Threaded Rod Zinc Plated, 1/2"-13 Thread, 3 Feet Long, Fully Threaded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" length of 3/4" wide, 1/8" thick right angle rail, for the remaining rails (2x7", 2x 2' 6", 2 x4", 2x 10 1/16", 2x4")</text:p>
          </table:table-cell>
          <table:table-cell office:value-type="string" calcext:value-type="string">
            <text:p>McMaster-Carr 4' length</text:p>
          </table:table-cell>
          <table:table-cell table:style-name="Default" office:value-type="string" calcext:value-type="string">
            <text:p>88805K75</text:p>
          </table:table-cell>
          <table:table-cell office:value-type="float" office:value="8.82" calcext:value-type="float">
            <text:p>8.82</text:p>
          </table:table-cell>
          <table:table-cell table:style-name="ce12" table:formula="of:=[.B31]*[.F31]" office:value-type="currency" office:currency="USD" office:value="26.46" calcext:value-type="currency">
            <text:p>$26.46</text:p>
          </table:table-cell>
          <table:table-cell table:style-name="Default" office:value-type="string" calcext:value-type="string">
            <text:p><text:a xlink:href="http://www.mcmaster.com/#88805k75/=zstjen" xlink:type="simple">http://www.mcmaster.com/#88805k75/=zstjen</text:a></text:p>
          </table:table-cell>
          <table:table-cell table:style-name="Default" office:value-type="string" calcext:value-type="string">
            <text:p>Highly Corrosion-Resistant 6063 Aluminum 90 Degree Angle, 1/8" thick, 3/4" x 3/4" Legs</text:p>
          </table:table-cell>
          <table:table-cell table:number-columns-repeated="1015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7" lengths of right angle rail (unspecified width – I calculate 3/4" to match screw holes) for X axis rail assemblies</text:p>
          </table:table-cell>
          <table:table-cell/>
          <table:table-cell table:style-name="Default"/>
          <table:table-cell table:style-name="ce13"/>
          <table:table-cell table:style-name="ce12" table:formula="of:=[.B32]*[.F3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08, 147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ead screw bearings: 1/2" inner diameter, 1 1/8" outer diameter</text:p>
          </table:table-cell>
          <table:table-cell office:value-type="string" calcext:value-type="string">
            <text:p>Big Bearing Store</text:p>
          </table:table-cell>
          <table:table-cell table:style-name="Default" office:value-type="string" calcext:value-type="string">
            <text:p>R8 ?</text:p>
          </table:table-cell>
          <table:table-cell office:value-type="float" office:value="1.86" calcext:value-type="float">
            <text:p>1.86</text:p>
          </table:table-cell>
          <table:table-cell table:style-name="ce12" table:formula="of:=[.B33]*[.F33]" office:value-type="currency" office:currency="USD" office:value="7.44" calcext:value-type="currency">
            <text:p>$7.44</text:p>
          </table:table-cell>
          <table:table-cell table:style-name="ce16" office:value-type="string" calcext:value-type="string">
            <text:p><text:a xlink:href="http://www.thebigbearingstore.com/r8-2rs-r8-zz-radial-ball-bearing-1-2-bore/" xlink:type="simple">http://www.thebigbearingstore.com/r8-2rs-r8-zz-radial-ball-bearing-1-2-bore/</text:a></text:p>
          </table:table-cell>
          <table:table-cell table:style-name="Default" office:value-type="string" calcext:value-type="string">
            <text:p>R8-2RS Radial Ball Bearing 1/2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ail bearings: 5/16" inner diameter, 7/8" outer diameter, 1/4" thick</text:p>
          </table:table-cell>
          <table:table-cell office:value-type="string" calcext:value-type="string">
            <text:p>Big Bearing Store</text:p>
          </table:table-cell>
          <table:table-cell table:style-name="Default" office:value-type="float" office:value="1605" calcext:value-type="float">
            <text:p>1605</text:p>
          </table:table-cell>
          <table:table-cell table:style-name="ce13" office:value-type="currency" office:currency="USD" office:value="1.89" calcext:value-type="currency">
            <text:p>$1.89</text:p>
          </table:table-cell>
          <table:table-cell table:style-name="ce12" table:formula="of:=[.B34]*[.F34]" office:value-type="currency" office:currency="USD" office:value="45.36" calcext:value-type="currency">
            <text:p>$45.36</text:p>
          </table:table-cell>
          <table:table-cell table:style-name="Default" office:value-type="string" calcext:value-type="string">
            <text:p><text:a xlink:href="http://www.thebigbearingstore.com/1605-2rs-1605-zz-radial-ball-bearing-5-16-bore/" xlink:type="simple">http://www.thebigbearingstore.com/1605-2rs-1605-zz-radial-ball-bearing-5-16-bore/</text:a></text:p>
          </table:table-cell>
          <table:table-cell table:style-name="Default" office:value-type="string" calcext:value-type="string">
            <text:p>1605-2RS Radial Ball Bearing 5/16" Bo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2 3/4" length bolts for rail assemblies. <text:s/>(book says 1/4",and 1" but it's for 5/16" holes in bearings and 1" is too long)</text:p>
          </table:table-cell>
          <table:table-cell office:value-type="string" calcext:value-type="string">
            <text:p>McMaster-Carr (100 pack)</text:p>
          </table:table-cell>
          <table:table-cell table:style-name="ce10" office:value-type="string" calcext:value-type="string">
            <text:p>91309A581</text:p>
          </table:table-cell>
          <table:table-cell table:style-name="ce13" office:value-type="currency" office:currency="USD" office:value="7.55" calcext:value-type="currency">
            <text:p>$7.55</text:p>
          </table:table-cell>
          <table:table-cell table:style-name="ce12" table:formula="of:=[.B35]*[.F35]" office:value-type="currency" office:currency="USD" office:value="7.55" calcext:value-type="currency">
            <text:p>$7.55</text:p>
          </table:table-cell>
          <table:table-cell table:style-name="Default" office:value-type="string" calcext:value-type="string">
            <text:p><text:a xlink:href="http://www.mcmaster.com/#91309a581" xlink:type="simple">http://www.mcmaster.com/#91309a581</text:a></text:p>
          </table:table-cell>
          <table:table-cell table:style-name="Default" office:value-type="string" calcext:value-type="string">
            <text:p>Low-Strength Zinc-Plated Steel Cap Screw 5/16"-18 Fully Threaded, 3/4" Lo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08, 147, 15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 nuts to match the rail assembly bolts (pg 108 and 157 say 16 each, but I count 8)</text:p>
          </table:table-cell>
          <table:table-cell office:value-type="string" calcext:value-type="string">
            <text:p>McMaster-Carr (100 pack)</text:p>
          </table:table-cell>
          <table:table-cell table:style-name="Default" office:value-type="string" calcext:value-type="string">
            <text:p>90473A030</text:p>
          </table:table-cell>
          <table:table-cell table:style-name="ce13" office:value-type="currency" office:currency="USD" office:value="4.05" calcext:value-type="currency">
            <text:p>$4.05</text:p>
          </table:table-cell>
          <table:table-cell table:style-name="ce12" table:formula="of:=[.B36]*[.F36]" office:value-type="currency" office:currency="USD" office:value="4.05" calcext:value-type="currency">
            <text:p>$4.05</text:p>
          </table:table-cell>
          <table:table-cell table:style-name="Default" office:value-type="string" calcext:value-type="string">
            <text:p><text:a xlink:href="http://www.mcmaster.com/#90473a030/=zstb1v" xlink:type="simple">http://www.mcmaster.com/#90473a030/=zstb1v</text:a></text:p>
          </table:table-cell>
          <table:table-cell table:style-name="Default" office:value-type="string" calcext:value-type="string">
            <text:p>Low-Strength Steel Hex Nut Zinc Plated, 5/16"-18 Thread Size, 1/2" Wide, 17/64" High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1/4" bolts, 1 1/4" length (to hold Rail assemblies)</text:p>
          </table:table-cell>
          <table:table-cell/>
          <table:table-cell table:style-name="Default"/>
          <table:table-cell/>
          <table:table-cell table:style-name="ce12" table:formula="of:=[.B37]*[.F3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1/4" nuts, 12 for rail assemblies, 2 for lead screw nut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8]*[.F3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1/4" bolts, 3" length. 6 for assembly with cross dowels, 2 for small board that holds the lead screw nut</text:p>
          </table:table-cell>
          <table:table-cell/>
          <table:table-cell table:style-name="Default"/>
          <table:table-cell/>
          <table:table-cell table:style-name="ce12" table:formula="of:=[.B39]*[.F3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4" bolts, 1 1/2" length, to hold the lead screw nut</text:p>
          </table:table-cell>
          <table:table-cell/>
          <table:table-cell table:style-name="Default"/>
          <table:table-cell/>
          <table:table-cell table:style-name="ce12" table:formula="of:=[.B40]*[.F4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ross dowels to match bolts above</text:p>
          </table:table-cell>
          <table:table-cell/>
          <table:table-cell table:style-name="Default"/>
          <table:table-cell/>
          <table:table-cell table:style-name="ce12" table:formula="of:=[.B41]*[.F4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 of 1/2" square nut, to follow the lead screw (1/2" – 13)</text:p>
          </table:table-cell>
          <table:table-cell office:value-type="string" calcext:value-type="string">
            <text:p>McMaster-Carr (25 pack)</text:p>
          </table:table-cell>
          <table:table-cell table:style-name="Default" office:value-type="string" calcext:value-type="string">
            <text:p>94855A285</text:p>
          </table:table-cell>
          <table:table-cell table:style-name="ce13" office:value-type="currency" office:currency="USD" office:value="7.67" calcext:value-type="currency">
            <text:p>$7.67</text:p>
          </table:table-cell>
          <table:table-cell table:style-name="ce12" table:formula="of:=[.B42]*[.F42]" office:value-type="currency" office:currency="USD" office:value="7.67" calcext:value-type="currency">
            <text:p>$7.67</text:p>
          </table:table-cell>
          <table:table-cell table:style-name="Default" office:value-type="string" calcext:value-type="string">
            <text:p>http://www.mcmaster.com/#94855a285</text:p>
          </table:table-cell>
          <table:table-cell table:style-name="Default" office:value-type="string" calcext:value-type="string">
            <text:p>Low-Strength Steel Square Nut Zinc Plated, 1/2"-13 Thread Size, 13/16" Wide, 7/16" High</text:p>
          </table:table-cell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/8" thick, 3/4" outside measure (calculated), about 2' 6" right angle aluminum rail for Y axis rails</text:p>
          </table:table-cell>
          <table:table-cell/>
          <table:table-cell table:style-name="Default"/>
          <table:table-cell/>
          <table:table-cell table:style-name="ce12" table:formula="of:=[.B43]*[.F4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/4" washers (plans say 3/4" counterbored holes)</text:p>
          </table:table-cell>
          <table:table-cell office:value-type="string" calcext:value-type="string">
            <text:p>McMaster-Carr (pack of 10)</text:p>
          </table:table-cell>
          <table:table-cell table:style-name="Default" office:value-type="string" calcext:value-type="string">
            <text:p>93960A120</text:p>
          </table:table-cell>
          <table:table-cell table:style-name="ce13" office:value-type="currency" office:currency="USD" office:value="9.78" calcext:value-type="currency">
            <text:p>$9.78</text:p>
          </table:table-cell>
          <table:table-cell table:style-name="ce12" table:formula="of:=[.B44]*[.F44]" office:value-type="currency" office:currency="USD" office:value="9.78" calcext:value-type="currency">
            <text:p>$9.78</text:p>
          </table:table-cell>
          <table:table-cell table:style-name="Default" office:value-type="string" calcext:value-type="string">
            <text:p><text:a xlink:href="http://www.mcmaster.com/#93960a120" xlink:type="simple">http://www.mcmaster.com/#93960a120</text:a></text:p>
          </table:table-cell>
          <table:table-cell table:style-name="Default" office:value-type="string" calcext:value-type="string">
            <text:p>Chrome-Plated Steel Flat Washer 1/4" Screw Size, 0.312" ID, 0.734" OD</text:p>
          </table:table-cell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/4" bolts 1" length, to hold the 2 Y axis plates together.</text:p>
          </table:table-cell>
          <table:table-cell/>
          <table:table-cell table:style-name="Default"/>
          <table:table-cell/>
          <table:table-cell table:style-name="ce12" table:formula="of:=[.B45]*[.F4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nuts (to match bolts)</text:p>
          </table:table-cell>
          <table:table-cell/>
          <table:table-cell table:style-name="Default"/>
          <table:table-cell/>
          <table:table-cell table:style-name="ce12" table:formula="of:=[.B46]*[.F4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1'4" bolts, 3" length (for edges of Y axis)</text:p>
          </table:table-cell>
          <table:table-cell/>
          <table:table-cell table:style-name="Default"/>
          <table:table-cell/>
          <table:table-cell table:style-name="ce12" table:formula="of:=[.B47]*[.F4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/4" bolts 2" length, to hold y axis rails</text:p>
          </table:table-cell>
          <table:table-cell/>
          <table:table-cell table:style-name="Default"/>
          <table:table-cell/>
          <table:table-cell table:style-name="ce12" table:formula="of:=[.B48]*[.F4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Cross dowels to match bolts abovel Note: cross dowel threads pretty much specify threads for all bolts</text:p>
          </table:table-cell>
          <table:table-cell/>
          <table:table-cell table:style-name="Default"/>
          <table:table-cell/>
          <table:table-cell table:style-name="ce12" table:formula="of:=[.B49]*[.F49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string" calcext:value-type="string">
            <text:p>137, 13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(unspecified width – I calculate 3/4" to match screw holes) for Y axis rail assemblies</text:p>
          </table:table-cell>
          <table:table-cell office:value-type="string" calcext:value-type="string">
            <text:p>McMaster-Carr (see above 4' piece)</text:p>
          </table:table-cell>
          <table:table-cell table:style-name="Default"/>
          <table:table-cell/>
          <table:table-cell table:style-name="ce12" table:formula="of:=[.B50]*[.F50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4" lengths of right angle rail 3/4" sides, for Z axis rail assemblies</text:p>
          </table:table-cell>
          <table:table-cell/>
          <table:table-cell table:style-name="Default"/>
          <table:table-cell/>
          <table:table-cell table:style-name="ce12" table:formula="of:=[.B51]*[.F51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0 and 1/16" lengths of right angle rail, 3/4" sides, for z axis rails</text:p>
          </table:table-cell>
          <table:table-cell/>
          <table:table-cell table:style-name="Default"/>
          <table:table-cell/>
          <table:table-cell table:style-name="ce12" table:formula="of:=[.B52]*[.F52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3]*[.F53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bolts 3" length for bolting motors to motor mounts</text:p>
          </table:table-cell>
          <table:table-cell/>
          <table:table-cell table:style-name="Default"/>
          <table:table-cell/>
          <table:table-cell table:style-name="ce12" table:formula="of:=[.B54]*[.F54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/4" nuts</text:p>
          </table:table-cell>
          <table:table-cell/>
          <table:table-cell table:style-name="Default"/>
          <table:table-cell/>
          <table:table-cell table:style-name="ce12" table:formula="of:=[.B55]*[.F55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#8 bolts, 2 1/2" length</text:p>
          </table:table-cell>
          <table:table-cell/>
          <table:table-cell table:style-name="Default"/>
          <table:table-cell/>
          <table:table-cell table:style-name="ce12" table:formula="of:=[.B56]*[.F56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#8 nuts</text:p>
          </table:table-cell>
          <table:table-cell/>
          <table:table-cell table:style-name="Default"/>
          <table:table-cell/>
          <table:table-cell table:style-name="ce12" table:formula="of:=[.B57]*[.F57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otor/lead-screw coupling (unspecified. Needs to match 1/4" stepper shaft and 1/2" lead screw)</text:p>
          </table:table-cell>
          <table:table-cell office:value-type="string" calcext:value-type="string">
            <text:p>McMaster-Carr</text:p>
          </table:table-cell>
          <table:table-cell table:style-name="Default"/>
          <table:table-cell/>
          <table:table-cell table:style-name="ce12" table:formula="of:=[.B58]*[.F58]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Total, part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7:.G49])" office:value-type="currency" office:currency="USD" office:value="565" calcext:value-type="currency">
            <text:p>$565.00</text:p>
          </table:table-cell>
          <table:table-cell table:number-columns-repeated="2"/>
          <table:table-cell table:style-name="ce5" table:number-columns-repeated="1015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Tools Require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 saw (I'm using a circular saw instead)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DEWALT 12-in Turbo High-Performance Aluminum Oxide Circular Saw Blade (for cutting aluminum rails)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178770 </text:p>
          </table:table-cell>
          <table:table-cell table:style-name="ce13" office:value-type="currency" office:currency="USD" office:value="6.98" calcext:value-type="currency">
            <text:p>$6.98</text:p>
          </table:table-cell>
          <table:table-cell table:style-name="ce13" table:formula="of:=[.B63]*[.F63]" office:value-type="currency" office:currency="USD" office:value="6.98" calcext:value-type="currency">
            <text:p>$6.98</text:p>
          </table:table-cell>
          <table:table-cell office:value-type="string" calcext:value-type="string">
            <text:p><text:a xlink:href="http://www.lowes.com/pd_178770-70-DW8057___?Ntt=12%22+blade+cuts+metal&amp;UserSearch=12%22+blade+cuts+metal&amp;productId=1224259" xlink:type="simple">http://www.lowes.com/pd_178770-70-DW8057___?Ntt=12%22+blade+cuts+metal&amp;UserSearch=12%22+blade+cuts+metal&amp;productId=1224259</text:a>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k Saw and miter box (I'm using a Miter saw with a metal-cutting blade instead)</text:p>
          </table:table-cell>
          <table:table-cell table:number-columns-repeated="2"/>
          <table:table-cell table:style-name="ce13"/>
          <table:table-cell table:style-name="ce13" table:formula="of:=[.B64]*[.F6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Press to drill all the perpendicular holes (not the edge holes so much)</text:p>
          </table:table-cell>
          <table:table-cell table:number-columns-repeated="2"/>
          <table:table-cell table:style-name="ce13"/>
          <table:table-cell table:style-name="ce13" table:formula="of:=[.B65]*[.F6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a ruler for marking precise locations of holes, etc. (you can buy a 6" or a 12")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4TRBW</text:p>
          </table:table-cell>
          <table:table-cell table:style-name="ce13" office:value-type="currency" office:currency="USD" office:value="19.79" calcext:value-type="currency">
            <text:p>$19.79</text:p>
          </table:table-cell>
          <table:table-cell table:style-name="ce13" table:formula="of:=[.B66]*[.F66]" office:value-type="currency" office:currency="USD" office:value="19.79" calcext:value-type="currency">
            <text:p>$19.79</text:p>
          </table:table-cell>
          <table:table-cell office:value-type="string" calcext:value-type="string">
            <text:p><text:a xlink:href="http://www.amazon.com/Incra-T-RULE06-6-Inch-Precision-Marking/dp/B00004TRBW" xlink:type="simple">http://www.amazon.com/Incra-T-RULE06-6-Inch-Precision-Marking/dp/B00004TRBW</text:a></text:p>
          </table:table-cell>
          <table:table-cell office:value-type="string" calcext:value-type="string">
            <text:p>Incra T-RULE06 6-Inch Precision Marking T-Rule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 Router for final machine. <text:s/>I bought a plunge router that could be used in some places instead of a drill pres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49ZFUK2</text:p>
          </table:table-cell>
          <table:table-cell table:style-name="ce13" office:value-type="currency" office:currency="USD" office:value="168.99" calcext:value-type="currency">
            <text:p>$168.99</text:p>
          </table:table-cell>
          <table:table-cell table:style-name="ce13" table:formula="of:=[.B67]*[.F67]" office:value-type="currency" office:currency="USD" office:value="168.99" calcext:value-type="currency">
            <text:p>$168.99</text:p>
          </table:table-cell>
          <table:table-cell office:value-type="string" calcext:value-type="string">
            <text:p><text:a xlink:href="http://www.amazon.com/DEWALT-DWP611PK-Torque-Variable-Compact/dp/B0049ZFUK2" xlink:type="simple">http://www.amazon.com/DEWALT-DWP611PK-Torque-Variable-Compact/dp/B0049ZFUK2</text:a></text:p>
          </table:table-cell>
          <table:table-cell office:value-type="string" calcext:value-type="string">
            <text:p>DEWALT DWP611PK 1.25 HP Max Torque Variable Speed Compact Router Combo Kit with LED's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 degree Chamfer router bit</text:p>
          </table:table-cell>
          <table:table-cell table:number-columns-repeated="2"/>
          <table:table-cell table:style-name="ce13"/>
          <table:table-cell table:style-name="ce13" table:formula="of:=[.B68]*[.F6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ty Glasses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st mask with vent and metal nose strip</text:p>
          </table:table-cell>
          <table:table-cell table:number-columns-repeated="2"/>
          <table:table-cell table:style-name="ce13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26, 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metal drill for rail pilot holes (initially described as simply "small")</text:p>
          </table:table-cell>
          <table:table-cell table:number-columns-repeated="2"/>
          <table:table-cell table:style-name="ce13"/>
          <table:table-cell table:style-name="ce13" table:formula="of:=[.B71]*[.F7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/64" metal drill bit for rails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92247</text:p>
          </table:table-cell>
          <table:table-cell table:style-name="ce13" office:value-type="currency" office:currency="USD" office:value="2.97" calcext:value-type="currency">
            <text:p>$2.97</text:p>
          </table:table-cell>
          <table:table-cell table:style-name="ce13" table:formula="of:=[.B72]*[.F72]" office:value-type="currency" office:currency="USD" office:value="2.97" calcext:value-type="currency">
            <text:p>$2.97</text:p>
          </table:table-cell>
          <table:table-cell office:value-type="string" calcext:value-type="string">
            <text:p><text:a xlink:href="http://www.lowes.com/pd_92247-70-DW1117++G___?productId=3422796" xlink:type="simple">http://www.lowes.com/pd_92247-70-DW1117++G___?productId=3422796</text:a></text:p>
          </table:table-cell>
          <table:table-cell office:value-type="string" calcext:value-type="string">
            <text:p>DEWALT 17/64-in Black Oxide Twist Drill Bit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p for 5/16" screws for rail bearings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21A572</text:p>
          </table:table-cell>
          <table:table-cell table:style-name="ce13" office:value-type="currency" office:currency="USD" office:value="6.61" calcext:value-type="currency">
            <text:p>$6.61</text:p>
          </table:table-cell>
          <table:table-cell table:style-name="ce13" table:formula="of:=[.B73]*[.F73]" office:value-type="currency" office:currency="USD" office:value="6.61" calcext:value-type="currency">
            <text:p>$6.61</text:p>
          </table:table-cell>
          <table:table-cell office:value-type="string" calcext:value-type="string">
            <text:p><text:a xlink:href="http://www.mcmaster.com/#2521a572/=zsuytr" xlink:type="simple">http://www.mcmaster.com/#2521a572/=zsuytr</text:a></text:p>
          </table:table-cell>
          <table:table-cell office:value-type="string" calcext:value-type="string">
            <text:p>General Purpose Tap, Starting (Taper), 5/16"-18 Thread Size</text:p>
          </table:table-cell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le for tap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25605A75</text:p>
          </table:table-cell>
          <table:table-cell table:style-name="ce13" office:value-type="currency" office:currency="USD" office:value="15.04" calcext:value-type="currency">
            <text:p>$15.04</text:p>
          </table:table-cell>
          <table:table-cell table:style-name="ce13" table:formula="of:=[.B74]*[.F74]" office:value-type="currency" office:currency="USD" office:value="15.04" calcext:value-type="currency">
            <text:p>$15.04</text:p>
          </table:table-cell>
          <table:table-cell office:value-type="string" calcext:value-type="string">
            <text:p><text:a xlink:href="http://www.mcmaster.com/#25605a75/=zsuzm3" xlink:type="simple">http://www.mcmaster.com/#25605a75/=zsuzm3</text:a></text:p>
          </table:table-cell>
          <table:table-cell office:value-type="string" calcext:value-type="string">
            <text:p>Economy Tap Wrench, Straight Handle, for No. 0 to 1/2" Tap Sizes</text:p>
          </table:table-cell>
          <table:table-cell table:number-columns-repeated="1015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8" wood drill bit for pilot holes</text:p>
          </table:table-cell>
          <table:table-cell table:number-columns-repeated="2"/>
          <table:table-cell table:style-name="ce13"/>
          <table:table-cell table:style-name="ce13" table:formula="of:=[.B75]*[.F7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Countersink wood drill bit (1/4" shaft)</text:p>
          </table:table-cell>
          <table:table-cell table:number-columns-repeated="2"/>
          <table:table-cell table:style-name="ce13"/>
          <table:table-cell table:style-name="ce13" table:formula="of:=[.B76]*[.F7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4">
          <table:table-cell office:value-type="float" office:value="83137" calcext:value-type="float">
            <text:p>83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4" Forstner wood bit, for nuts in the bolts that hold the top and bottom X axis sheets together. For countersunk holes</text:p>
          </table:table-cell>
          <table:table-cell table:number-columns-repeated="2"/>
          <table:table-cell table:style-name="ce13"/>
          <table:table-cell table:style-name="ce13" table:formula="of:=[.B77]*[.F7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6" wood drill bit for cross dowels</text:p>
          </table:table-cell>
          <table:table-cell table:number-columns-repeated="2"/>
          <table:table-cell table:style-name="ce13"/>
          <table:table-cell table:style-name="ce13" table:formula="of:=[.B78]*[.F7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wood drill bit</text:p>
          </table:table-cell>
          <table:table-cell table:number-columns-repeated="2"/>
          <table:table-cell table:style-name="ce13"/>
          <table:table-cell table:style-name="ce13" table:formula="of:=[.B79]*[.F7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, 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1/8" Forstner bit (outside diameter of lead screw bearings)</text:p>
          </table:table-cell>
          <table:table-cell table:number-columns-repeated="2"/>
          <table:table-cell table:style-name="ce13"/>
          <table:table-cell table:style-name="ce13" table:formula="of:=[.B80]*[.F8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8" Forstner wood bit for lead screw bearings' smaller hole (book suggests 1" or 3/4", but 7/8" fits the bearing better)</text:p>
          </table:table-cell>
          <table:table-cell table:number-columns-repeated="2"/>
          <table:table-cell table:style-name="ce13"/>
          <table:table-cell table:style-name="ce13" table:formula="of:=[.B81]*[.F8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4" metal drill bit (for rail mounts)</text:p>
          </table:table-cell>
          <table:table-cell table:number-columns-repeated="2"/>
          <table:table-cell table:style-name="ce13"/>
          <table:table-cell table:style-name="ce13" table:formula="of:=[.B82]*[.F8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 punch (no size given, but for 1/8" pilot holes)</text:p>
          </table:table-cell>
          <table:table-cell table:number-columns-repeated="2"/>
          <table:table-cell table:style-name="ce13"/>
          <table:table-cell table:style-name="ce13" table:formula="of:=[.B83]*[.F83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 Forstner wood bit (check against lead screw bearings)</text:p>
          </table:table-cell>
          <table:table-cell table:number-columns-repeated="2"/>
          <table:table-cell table:style-name="ce13"/>
          <table:table-cell table:style-name="ce13" table:formula="of:=[.B84]*[.F8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wood drill bit. <text:s/>May need to be long to drill hole for lead screw nut</text:p>
          </table:table-cell>
          <table:table-cell table:number-columns-repeated="2"/>
          <table:table-cell table:style-name="ce13"/>
          <table:table-cell table:style-name="ce13" table:formula="of:=[.B85]*[.F8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" Forstner wood bit (for countersunk holes)</text:p>
          </table:table-cell>
          <table:table-cell table:number-columns-repeated="3"/>
          <table:table-cell table:style-name="ce13" table:formula="of:=[.B86]*[.F8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ns pag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5/16" wood drill bit (for vacuum hose hole)</text:p>
          </table:table-cell>
          <table:table-cell table:number-columns-repeated="3"/>
          <table:table-cell table:style-name="ce13" table:formula="of:=[.B87]*[.F87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uter of some sort, to run the machine (I've heard all sorts of suggestions)</text:p>
          </table:table-cell>
          <table:table-cell table:number-columns-repeated="3"/>
          <table:table-cell table:style-name="ce13" table:formula="of:=[.B88]*[.F8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ote: this PC will be exposed to a lot of sawdust, so you may want to use an old PC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/3 oz bottle Threadlocking adhesive (to keep the rail assemblies from coming apart)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458A115</text:p>
          </table:table-cell>
          <table:table-cell table:style-name="ce13" office:value-type="currency" office:currency="USD" office:value="13.63" calcext:value-type="currency">
            <text:p>$13.63</text:p>
          </table:table-cell>
          <table:table-cell table:style-name="ce13" table:formula="of:=[.B89]*[.F89]" office:value-type="currency" office:currency="USD" office:value="13.63" calcext:value-type="currency">
            <text:p>$13.63</text:p>
          </table:table-cell>
          <table:table-cell office:value-type="string" calcext:value-type="string">
            <text:p><text:a xlink:href="http://www.mcmaster.com/#91458a115" xlink:type="simple">http://www.mcmaster.com/#91458a115</text:a></text:p>
          </table:table-cell>
          <table:table-cell office:value-type="string" calcext:value-type="string">
            <text:p>Loctite 243 Threadlocker, 0.34 oz.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Total, tools</text:p>
          </table:table-cell>
          <table:table-cell table:style-name="ce5"/>
          <table:table-cell/>
          <table:table-cell table:style-name="ce5"/>
          <table:table-cell table:style-name="ce11"/>
          <table:table-cell table:style-name="ce14"/>
          <table:table-cell table:style-name="ce15" table:formula="of:=SUM([.G64:.G87])" office:value-type="currency" office:currency="USD" office:value="213.4" calcext:value-type="currency">
            <text:p>$213.40</text:p>
          </table:table-cell>
          <table:table-cell table:number-columns-repeated="2"/>
          <table:table-cell table:style-name="ce5" table:number-columns-repeated="1015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3:17:53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2H20M42S</meta:editing-duration>
    <meta:editing-cycles>150</meta:editing-cycles>
    <meta:generator>LibreOffice/5.0.2.2$Windows_x86 LibreOffice_project/37b43f919e4de5eeaca9b9755ed688758a8251fe</meta:generator>
    <dc:date>2015-12-05T13:21:53.458000000</dc:date>
    <meta:document-statistic meta:table-count="1" meta:cell-count="459" meta:object-count="0"/>
    <meta:user-defined meta:name="Info 1"/>
    <meta:user-defined meta:name="Info 2"/>
    <meta:user-defined meta:name="Info 3"/>
    <meta:user-defined meta:name="Info 4"/>
  </office:meta>
</office:document-meta>
</file>